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3.81cm" svg:height="1.27cm" svg:x="9.89cm" svg:y="6.715cm">
          <text:p text:style-name="P1">Find hint policy choices mad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4.05cm" svg:height="0.806cm" svg:x="8.62cm" svg:y="3.54cm">
          <draw:text-box>
            <text:p text:style-name="P2"><text:span text:style-name="T1">Iterative process</text:span></text:p>
          </draw:text-box>
        </draw:frame>
        <draw:custom-shape draw:style-name="gr1" draw:text-style-name="P1" draw:id="id8" draw:layer="layout" svg:width="3.81cm" svg:height="1.27cm" svg:x="8.62cm" svg:y="12.43cm">
          <text:p text:style-name="P1">Measure mastery of each K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id="id3" draw:layer="layout" svg:width="2.54cm" svg:height="1.27cm" svg:x="4.175cm" svg:y="13.7cm">
          <text:p text:style-name="P3"><text:span text:style-name="T2">Student log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id="id6" draw:layer="layout" svg:width="4.445cm" svg:height="1.27cm" svg:x="9.255cm" svg:y="4.81cm">
          <text:p text:style-name="P1">Select hint policies to be vari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9" draw:layer="layout" svg:width="2.54cm" svg:height="1.27cm" svg:x="6.08cm" svg:y="4.81cm">
          <text:p text:style-name="P3"><text:span text:style-name="T2">theor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" draw:layer="layout" svg:width="3.81cm" svg:height="1.905cm" svg:x="13.7cm" svg:y="12.43cm">
          <text:p text:style-name="P1">Find optimum policy as function of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4.445cm" svg:height="1.27cm" svg:x="9.255cm" svg:y="10.525cm">
          <text:p text:style-name="P1">Find student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7" draw:layer="layout" svg:width="5.08cm" svg:height="1.27cm" svg:x="9.255cm" svg:y="8.62cm">
          <text:p text:style-name="P1">Select features to determine student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10" draw:layer="layout" svg:width="2.54cm" svg:height="1.27cm" svg:x="6.08cm" svg:y="8.62cm">
          <text:p text:style-name="P3"><text:span text:style-name="T2">theor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2" draw:layer="layout" svg:width="3.81cm" svg:height="1.27cm" svg:x="9.255cm" svg:y="15.605cm">
          <text:p text:style-name="P1">Use tutor policy on stude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5.604cm" svg:y1="14.335cm" svg:x2="13.065cm" svg:y2="16.239cm" draw:start-shape="id1" draw:start-glue-point="6" draw:end-shape="id2" draw:end-glue-point="7" svg:d="m15604 14335v1904h-2539">
          <text:p/>
        </draw:connector>
        <draw:connector draw:style-name="gr4" draw:text-style-name="P3" draw:layer="layout" svg:x1="9.255cm" svg:y1="16.239cm" svg:x2="5.444cm" svg:y2="14.97cm" draw:start-shape="id2" draw:start-glue-point="5" draw:end-shape="id3" draw:end-glue-point="6" svg:d="m9255 16239h-3811v-1269">
          <text:p/>
        </draw:connector>
        <draw:connector draw:style-name="gr4" draw:text-style-name="P3" draw:layer="layout" svg:x1="13.7cm" svg:y1="7.349cm" svg:x2="15.604cm" svg:y2="12.43cm" draw:start-shape="id4" draw:start-glue-point="7" draw:end-shape="id1" draw:end-glue-point="4" svg:d="m13700 7349h1904v5081">
          <text:p/>
        </draw:connector>
        <draw:connector draw:style-name="gr4" draw:text-style-name="P3" draw:layer="layout" svg:x1="13.7cm" svg:y1="11.159cm" svg:x2="15.604cm" svg:y2="12.43cm" draw:start-shape="id5" draw:start-glue-point="7" draw:end-shape="id1" draw:end-glue-point="4" svg:d="m13700 11159h1904v1271">
          <text:p/>
        </draw:connector>
        <draw:connector draw:style-name="gr4" draw:text-style-name="P3" draw:layer="layout" svg:x1="11.477cm" svg:y1="6.08cm" svg:x2="11.794cm" svg:y2="6.715cm" draw:start-shape="id6" draw:start-glue-point="6" draw:end-shape="id4" draw:end-glue-point="4" svg:d="m11477 6080v318h317v317">
          <text:p/>
        </draw:connector>
        <draw:connector draw:style-name="gr4" draw:text-style-name="P3" draw:layer="layout" svg:x1="11.794cm" svg:y1="9.89cm" svg:x2="11.477cm" svg:y2="10.525cm" draw:start-shape="id7" draw:start-glue-point="6" draw:end-shape="id5" draw:end-glue-point="4" svg:d="m11794 9890v318h-317v317">
          <text:p/>
        </draw:connector>
        <draw:connector draw:style-name="gr4" draw:text-style-name="P3" draw:layer="layout" svg:x1="5.444cm" svg:y1="13.7cm" svg:x2="8.62cm" svg:y2="13.064cm" draw:start-shape="id3" draw:start-glue-point="4" draw:end-shape="id8" draw:end-glue-point="5" svg:d="m5444 13700v-636h3176">
          <text:p/>
        </draw:connector>
        <draw:connector draw:style-name="gr4" draw:text-style-name="P3" draw:layer="layout" svg:x1="5.444cm" svg:y1="13.7cm" svg:x2="9.255cm" svg:y2="11.159cm" draw:start-shape="id3" draw:start-glue-point="4" draw:end-shape="id5" draw:end-glue-point="5" svg:d="m5444 13700v-2541h3811">
          <text:p/>
        </draw:connector>
        <draw:connector draw:style-name="gr4" draw:text-style-name="P3" draw:layer="layout" svg:x1="5.444cm" svg:y1="13.7cm" svg:x2="9.89cm" svg:y2="7.349cm" draw:start-shape="id3" draw:start-glue-point="4" draw:end-shape="id4" draw:end-glue-point="5" svg:d="m5444 13700v-6351h4446">
          <text:p/>
        </draw:connector>
        <draw:connector draw:style-name="gr4" draw:text-style-name="P3" draw:layer="layout" svg:x1="8.62cm" svg:y1="5.444cm" svg:x2="9.255cm" svg:y2="5.444cm" draw:start-shape="id9" draw:start-glue-point="7" draw:end-shape="id6" draw:end-glue-point="5" svg:d="m8620 5444h635">
          <text:p/>
        </draw:connector>
        <draw:connector draw:style-name="gr4" draw:text-style-name="P3" draw:layer="layout" svg:x1="8.62cm" svg:y1="9.254cm" svg:x2="9.255cm" svg:y2="9.254cm" draw:start-shape="id10" draw:start-glue-point="7" draw:end-shape="id7" draw:end-glue-point="5" svg:d="m8620 9254h635">
          <text:p/>
        </draw:connector>
        <draw:connector draw:style-name="gr4" draw:text-style-name="P3" draw:layer="layout" svg:x1="12.43cm" svg:y1="13.064cm" svg:x2="13.7cm" svg:y2="13.382cm" draw:start-shape="id8" draw:start-glue-point="7" draw:end-shape="id1" draw:end-glue-point="5" svg:d="m12430 13064h636v318h634">
          <text:p/>
        </draw:connector>
        <draw:connector draw:style-name="gr5" draw:text-style-name="P5" draw:layer="layout" draw:line-skew="0.768cm" svg:x1="13.7cm" svg:y1="5.444cm" svg:x2="17.51cm" svg:y2="13.382cm" draw:start-shape="id6" draw:start-glue-point="7" draw:end-shape="id1" draw:end-glue-point="7" svg:d="m13700 5444h5080v7938h-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6-22T10:24:29</meta:creation-date>
    <dc:date>2012-06-22T12:30:47</dc:date>
    <meta:editing-duration>PT02H00M44S</meta:editing-duration>
    <meta:editing-cycles>3</meta:editing-cycles>
    <meta:generator>OpenOffice.org/3.1$Linux OpenOffice.org_project/310m19$Build-9420</meta:generator>
    <meta:document-statistic meta:object-count="24"/>
  </office:meta>
</office:document-meta>
</file>